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8cm" draw:marker-end-width="0.238cm" draw:fill="solid" draw:fill-color="#e6e6e6" draw:textarea-vertical-align="middle" fo:padding-top="0.138cm" fo:padding-bottom="0.138cm" fo:padding-left="0.263cm" fo:padding-right="0.263cm"/>
    </style:style>
    <style:style style:name="gr2" style:family="graphic" style:parent-style-name="standard">
      <style:graphic-properties svg:stroke-width="0.025cm" svg:stroke-color="#000000" draw:marker-start-width="0.238cm" draw:marker-end-width="0.238cm" draw:fill="solid" draw:fill-color="#ffffff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svg:stroke-width="0.025cm" svg:stroke-color="#000000" draw:marker-start-width="0.238cm" draw:marker-end-width="0.238cm" draw:fill="none" draw:fill-color="#cccccc" draw:textarea-horizontal-align="justify" draw:textarea-vertical-align="middle" draw:auto-grow-height="false" fo:padding-top="0.138cm" fo:padding-bottom="0.138cm" fo:padding-left="0.263cm" fo:padding-right="0.263cm"/>
    </style:style>
    <style:style style:name="gr4" style:family="graphic" style:parent-style-name="objectwithoutfill">
      <style:graphic-properties svg:stroke-width="0.025cm" draw:marker-start="Circle" draw:marker-start-width="0.238cm" draw:marker-end="Arrow" draw:marker-end-width="0.238cm" draw:fill="none" draw:textarea-vertical-align="middle" fo:padding-top="0.138cm" fo:padding-bottom="0.138cm" fo:padding-left="0.263cm" fo:padding-right="0.263cm"/>
    </style:style>
    <style:style style:name="gr5" style:family="graphic" style:parent-style-name="objectwithoutfill">
      <style:graphic-properties svg:stroke-width="0.025cm" draw:marker-start="Circle" draw:marker-start-width="0.238cm" draw:marker-start-center="true" draw:marker-end="Arrow" draw:marker-end-width="0.238cm" draw:marker-end-center="false" draw:fill="none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svg:stroke-width="0.025cm" svg:stroke-color="#000000" draw:marker-start-width="0.238cm" draw:marker-end-width="0.238cm" draw:fill="none" draw:fill-color="#cccccc" draw:fill-hatch-solid="false" draw:textarea-horizontal-align="justify" draw:textarea-vertical-align="middle" draw:auto-grow-height="false" fo:padding-top="0.138cm" fo:padding-bottom="0.138cm" fo:padding-left="0.263cm" fo:padding-right="0.2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2.1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9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182cm"/>
    </style:style>
    <style:style style:name="P1" style:family="paragraph">
      <loext:graphic-properties draw:fill="solid" draw:fill-color="#e6e6e6"/>
      <style:paragraph-properties fo:text-align="center"/>
      <style:text-properties fo:font-size="11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cccccc"/>
      <style:paragraph-properties fo:text-align="center"/>
      <style:text-properties fo:font-size="11pt"/>
    </style:style>
    <style:style style:name="P5" style:family="paragraph">
      <loext:graphic-properties draw:fill="none"/>
      <style:paragraph-properties fo:text-align="center"/>
      <style:text-properties fo:font-size="11pt"/>
    </style:style>
    <style:style style:name="P6" style:family="paragraph">
      <loext:graphic-properties draw:fill="none" draw:fill-color="#cccccc" draw:fill-hatch-solid="false"/>
      <style:paragraph-properties fo:text-align="center"/>
      <style:text-properties fo:font-size="11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293cm" svg:height="2.114cm" svg:x="3.619cm" svg:y="0.542cm">
            <text:p/>
          </draw:rect>
          <draw:rect draw:style-name="gr2" draw:text-style-name="P3" draw:layer="layout" svg:width="1.745cm" svg:height="0.443cm" draw:transform="rotate (-1.16081848550143) translate (5.363cm 0.698cm)">
            <text:p text:style-name="P2"><text:span text:style-name="T1">usr</text:span></text:p>
          </draw:rect>
          <draw:rect draw:style-name="gr2" draw:text-style-name="P3" draw:layer="layout" svg:width="1.745cm" svg:height="0.443cm" draw:transform="rotate (-1.16081848550143) translate (4.757cm 0.698cm)">
            <text:p text:style-name="P2"><text:span text:style-name="T1">tmp</text:span></text:p>
          </draw:rect>
          <draw:rect draw:style-name="gr2" draw:text-style-name="P3" draw:layer="layout" svg:width="1.745cm" svg:height="0.443cm" draw:transform="rotate (-1.16081848550143) translate (4.152cm 0.698cm)">
            <text:p text:style-name="P2"><text:span text:style-name="T1">bin</text:span></text:p>
          </draw:rect>
          <draw:rect draw:style-name="gr2" draw:text-style-name="P3" draw:layer="layout" svg:width="1.745cm" svg:height="0.443cm" draw:transform="rotate (-1.16081848550143) translate (5.967cm 0.698cm)">
            <text:p text:style-name="P2"><text:span text:style-name="T1">home</text:span></text:p>
          </draw:rect>
        </draw:g>
        <draw:g>
          <draw:rect draw:style-name="gr1" draw:text-style-name="P1" draw:layer="layout" svg:width="2.98cm" svg:height="2.114cm" svg:x="8.107cm" svg:y="3.529cm">
            <text:p/>
          </draw:rect>
          <draw:rect draw:style-name="gr2" draw:text-style-name="P3" draw:layer="layout" svg:width="1.758cm" svg:height="0.462cm" draw:transform="skewX (0.0345575191894877) rotate (-1.14319066005629) translate (9.937cm 3.685cm)">
            <text:p text:style-name="P2"><text:span text:style-name="T1">ralph</text:span></text:p>
          </draw:rect>
          <draw:rect draw:style-name="gr2" draw:text-style-name="P3" draw:layer="layout" svg:width="1.759cm" svg:height="0.462cm" draw:transform="skewX (0.0345575191894877) rotate (-1.14284159420589) translate (9.301cm 3.685cm)">
            <text:p text:style-name="P2"><text:span text:style-name="T1">quincy</text:span></text:p>
          </draw:rect>
          <draw:rect draw:style-name="gr2" draw:text-style-name="P3" draw:layer="layout" svg:width="1.759cm" svg:height="0.461cm" draw:transform="skewX (0.0347320521146872) rotate (-1.14284159420589) translate (8.666cm 3.685cm)">
            <text:p text:style-name="P2"><text:span text:style-name="T1">pjd</text:span></text:p>
          </draw:rect>
        </draw:g>
        <draw:g>
          <draw:rect draw:style-name="gr1" draw:text-style-name="P1" draw:layer="layout" svg:width="2.534cm" svg:height="2.114cm" svg:x="0.595cm" svg:y="3.516cm">
            <text:p/>
          </draw:rect>
          <draw:rect draw:style-name="gr2" draw:text-style-name="P3" draw:layer="layout" svg:width="1.745cm" svg:height="0.443cm" draw:transform="rotate (-1.16081848550143) translate (1.733cm 3.672cm)">
            <text:p text:style-name="P2"><text:span text:style-name="T1">cat</text:span></text:p>
          </draw:rect>
          <draw:rect draw:style-name="gr2" draw:text-style-name="P3" draw:layer="layout" svg:width="1.745cm" svg:height="0.443cm" draw:transform="rotate (-1.16081848550143) translate (1.128cm 3.672cm)">
            <text:p text:style-name="P2"><text:span text:style-name="T1">ls</text:span></text:p>
          </draw:rect>
        </draw:g>
        <draw:g>
          <draw:rect draw:style-name="gr1" draw:text-style-name="P1" draw:layer="layout" svg:width="2.336cm" svg:height="2.114cm" svg:x="6.095cm" svg:y="6.516cm">
            <text:p/>
          </draw:rect>
          <draw:rect draw:style-name="gr2" draw:text-style-name="P3" draw:layer="layout" svg:width="1.745cm" svg:height="0.443cm" draw:transform="rotate (-1.16081848550143) translate (7.233cm 6.672cm)">
            <text:p text:style-name="P2"><text:span text:style-name="T1">classes</text:span></text:p>
          </draw:rect>
          <draw:rect draw:style-name="gr2" draw:text-style-name="P3" draw:layer="layout" svg:width="1.745cm" svg:height="0.443cm" draw:transform="rotate (-1.16081848550143) translate (6.628cm 6.672cm)">
            <text:p text:style-name="P2"><text:span text:style-name="T1">.profile</text:span></text:p>
          </draw:rect>
        </draw:g>
        <draw:g>
          <draw:rect draw:style-name="gr1" draw:text-style-name="P1" draw:layer="layout" svg:width="1.752cm" svg:height="2.114cm" svg:x="7.783cm" svg:y="9.503cm">
            <text:p/>
          </draw:rect>
          <draw:rect draw:style-name="gr2" draw:text-style-name="P3" draw:layer="layout" svg:width="1.745cm" svg:height="0.443cm" draw:transform="rotate (-1.16081848550143) translate (8.316cm 9.659cm)">
            <text:p text:style-name="P2"><text:span text:style-name="T1">cs5600</text:span></text:p>
          </draw:rect>
        </draw:g>
        <draw:custom-shape draw:style-name="gr3" draw:text-style-name="P4" draw:layer="layout" svg:width="1.228cm" svg:height="1.671cm" svg:x="0.369cm" svg:y="6.642cm">
          <text:p/>
          <draw:enhanced-geometry svg:viewBox="0 0 21600 21600" draw:mirror-vertical="true" draw:glue-points="10800 0 0 10800 10800 21600 21600 10800" draw:text-areas="0 0 21600 ?f11" draw:type="paper" draw:modifiers="16432.87225386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rect draw:style-name="gr1" draw:text-style-name="P1" draw:layer="layout" svg:width="1.149cm" svg:height="2.114cm" svg:x="3.683cm" svg:y="3.503cm">
            <text:p/>
          </draw:rect>
        </draw:g>
        <draw:g>
          <draw:rect draw:style-name="gr1" draw:text-style-name="P1" draw:layer="layout" svg:width="1.149cm" svg:height="2.114cm" svg:x="5.871cm" svg:y="3.49cm">
            <text:p/>
          </draw:rect>
        </draw:g>
        <draw:polyline draw:style-name="gr4" draw:text-style-name="P5" draw:layer="layout" svg:width="2.966cm" svg:height="0.647cm" draw:transform="skewX (-0.0352556508902855) rotate (-2.85588225503832) translate (4.79659532039001cm 2.56382076862591cm)" svg:viewBox="0 0 2967 648" draw:points="0,417 2754,648 2967,0">
          <text:p/>
        </draw:polyline>
        <draw:polyline draw:style-name="gr4" draw:text-style-name="P5" draw:layer="layout" svg:width="3.017cm" svg:height="0.647cm" draw:transform="skewX (0.0354301838154849) rotate (2.85570772211312) translate (9.032cm 3.408cm)" svg:viewBox="0 0 3018 648" draw:points="3018,402 213,648 0,0">
          <text:p/>
        </draw:polyline>
        <draw:polyline draw:style-name="gr4" draw:text-style-name="P5" draw:layer="layout" svg:width="1.378cm" svg:height="0.984cm" draw:transform="skewX (-0.0352556508902855) rotate (-2.85588225503832) translate (5.57797788002657cm 3.05137903272673cm)" svg:viewBox="0 0 1379 985" draw:points="0,985 1203,533 1379,0">
          <text:p/>
        </draw:polyline>
        <draw:polyline draw:style-name="gr5" draw:text-style-name="P5" draw:layer="layout" svg:width="0.474cm" svg:height="1.376cm" draw:transform="skewX (-0.0352556508902855) rotate (-2.85588225503832) translate (6.6566358484085cm 3.36604489763192cm)" svg:viewBox="0 0 475 1377" draw:points="475,1377 0,458 156,0">
          <text:p/>
        </draw:polyline>
        <draw:polyline draw:style-name="gr5" draw:text-style-name="P5" draw:layer="layout" svg:width="0.976cm" svg:height="1.098cm" draw:transform="skewX (-0.0352556508902854) rotate (-2.85588225503832) translate (1.87500917008034cm 6.20175623703306cm)" svg:viewBox="0 0 977 1099" draw:points="0,1099 798,535 977,0">
          <text:p/>
        </draw:polyline>
        <draw:polyline draw:style-name="gr5" draw:text-style-name="P5" draw:layer="layout" svg:width="0.474cm" svg:height="1.505cm" draw:transform="skewX (-0.0352556508902854) rotate (-2.85588225503832) translate (3.06366695356269cm 6.45546086357637cm)" svg:viewBox="0 0 475 1506" draw:points="475,1506 0,588 194,0">
          <text:p/>
        </draw:polyline>
        <draw:polyline draw:style-name="gr5" draw:text-style-name="P5" draw:layer="layout" svg:width="1.974cm" svg:height="0.632cm" draw:transform="skewX (-0.0352556508902855) rotate (-2.85588225503832) translate (9.25193229361755cm 5.79236906007212cm)" svg:viewBox="0 0 1975 633" draw:points="0,633 1819,458 1975,0">
          <text:p/>
        </draw:polyline>
        <draw:polyline draw:style-name="gr5" draw:text-style-name="P5" draw:layer="layout" svg:width="0.383cm" svg:height="1.098cm" draw:transform="skewX (-0.0352556508902855) rotate (-2.85588225503832) translate (10.0710522163775cm 6.23588571442162cm)" svg:viewBox="0 0 384 1099" draw:points="0,1099 231,462 384,0">
          <text:p/>
        </draw:polyline>
        <draw:polyline draw:style-name="gr5" draw:text-style-name="P5" draw:layer="layout" svg:width="0.688cm" svg:height="1.512cm" draw:transform="skewX (-0.0352556508902854) rotate (-2.85588225503832) translate (11.49352854155cm 6.42389513152233cm)" svg:viewBox="0 0 689 1513" draw:points="689,1513 0,528 142,0">
          <text:p/>
        </draw:polyline>
        <draw:custom-shape draw:style-name="gr3" draw:text-style-name="P4" draw:layer="layout" svg:width="1.228cm" svg:height="1.671cm" svg:x="2.356cm" svg:y="6.642cm">
          <text:p/>
          <draw:enhanced-geometry svg:viewBox="0 0 21600 21600" draw:mirror-vertical="true" draw:glue-points="10800 0 0 10800 10800 21600 21600 10800" draw:text-areas="0 0 21600 ?f11" draw:type="paper" draw:modifiers="16432.87225386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draw:layer="layout" svg:width="1.228cm" svg:height="1.671cm" svg:x="5.744cm" svg:y="9.498cm">
          <text:p/>
          <draw:enhanced-geometry svg:viewBox="0 0 21600 21600" draw:mirror-vertical="true" draw:glue-points="10800 0 0 10800 10800 21600 21600 10800" draw:text-areas="0 0 21600 ?f11" draw:type="paper" draw:modifiers="16432.87225386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1.228cm" svg:height="1.671cm" svg:x="3.331cm" svg:y="12.716cm">
          <text:p/>
          <draw:enhanced-geometry svg:viewBox="0 0 21600 21600" draw:mirror-vertical="true" draw:glue-points="10800 0 0 10800 10800 21600 21600 10800" draw:text-areas="0 0 21600 ?f11" draw:type="paper" draw:modifiers="16432.87225386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rect draw:style-name="gr1" draw:text-style-name="P1" draw:layer="layout" svg:width="0.899cm" svg:height="1.654cm" svg:x="3.421cm" svg:y="10.35cm">
            <text:p/>
          </draw:rect>
        </draw:g>
        <draw:g>
          <draw:rect draw:style-name="gr1" draw:text-style-name="P1" draw:layer="layout" svg:width="1.149cm" svg:height="2.114cm" svg:x="9.029cm" svg:y="6.516cm">
            <text:p/>
          </draw:rect>
        </draw:g>
        <draw:g>
          <draw:rect draw:style-name="gr1" draw:text-style-name="P1" draw:layer="layout" svg:width="1.149cm" svg:height="2.114cm" svg:x="10.747cm" svg:y="6.516cm">
            <text:p/>
          </draw:rect>
        </draw:g>
        <draw:polyline draw:style-name="gr5" draw:text-style-name="P5" draw:layer="layout" svg:width="0.714cm" svg:height="1.438cm" draw:transform="skewX (-0.0352556508902854) rotate (-2.85588225503832) translate (8.7946358484085cm 9.37704489763192cm)" svg:viewBox="0 0 715 1439" draw:points="715,1439 0,458 156,0">
          <text:p/>
        </draw:polyline>
        <draw:polyline draw:style-name="gr5" draw:text-style-name="P5" draw:layer="layout" svg:width="1.027cm" svg:height="0.946cm" draw:transform="skewX (-0.0352556508902854) rotate (-2.85588225503832) translate (7.3340042757961cm 9.13136406490201cm)" svg:viewBox="0 0 1028 947" draw:points="0,947 872,458 1028,0">
          <text:p/>
        </draw:polyline>
        <draw:g>
          <draw:rect draw:style-name="gr1" draw:text-style-name="P1" draw:layer="layout" svg:width="1.149cm" svg:height="2.114cm" svg:x="8.147cm" svg:y="12.403cm">
            <text:p/>
          </draw:rect>
        </draw:g>
        <draw:polyline draw:style-name="gr5" draw:text-style-name="P5" draw:layer="layout" svg:width="0.318cm" svg:height="1.053cm" draw:transform="skewX (-0.0352556508902855) rotate (-2.85588225503832) translate (9.08684698698258cm 12.2331583225893cm)" svg:viewBox="0 0 319 1054" draw:points="0,1054 163,458 319,0">
          <text:p/>
        </draw:polyline>
        <draw:frame draw:style-name="gr7" draw:text-style-name="P7" draw:layer="layout" svg:width="2.615cm" svg:height="0.823cm" svg:x="0.649cm" svg:y="10.383cm">
          <draw:text-box>
            <text:p><text:span text:style-name="T2">Directory:</text:span></text:p>
          </draw:text-box>
        </draw:frame>
        <draw:frame draw:style-name="gr8" draw:text-style-name="P7" draw:layer="layout" svg:width="1.435cm" svg:height="0.823cm" svg:x="1.75cm" svg:y="12.683cm">
          <draw:text-box>
            <text:p><text:span text:style-name="T2">File:</text:span></text:p>
          </draw:text-box>
        </draw:frame>
        <draw:frame draw:style-name="gr9" draw:text-style-name="P7" draw:layer="layout" svg:width="1.682cm" svg:height="0.823cm" svg:x="-0.049cm" svg:y="0.483cm">
          <draw:text-box>
            <text:p><text:span text:style-name="T2">(root)</text:span></text:p>
          </draw:text-box>
        </draw:frame>
        <draw:polyline draw:style-name="gr4" draw:text-style-name="P5" draw:layer="layout" svg:width="1.669cm" svg:height="0.755cm" draw:transform="skewX (0.0354301838154849) rotate (2.85570772211312) translate (3.26304711541587cm 1.4519005091127cm)" svg:viewBox="0 0 1670 756" draw:points="1670,0 665,559 0,75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New_20_Hatch" draw:display-name="New Hatch" draw:style="single" draw:color="#000000" draw:distance="0.508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808080" draw:marker-start-width="0.229cm" draw:marker-start-center="false" draw:marker-end-width="0.22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19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2-11-24T15:03:16</meta:creation-date>
    <dc:date>2018-08-30T16:11:59.333629438</dc:date>
    <meta:editing-duration>PT19M5S</meta:editing-duration>
    <meta:editing-cycles>4</meta:editing-cycles>
    <meta:generator>NeoOffice/3.2017.4_Professional_Edition$MacOSX_X86_64 NeoOffice_project/0</meta:generator>
    <meta:document-statistic meta:object-count="54"/>
  </office:meta>
</office:document-meta>
</file>